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Standard">
      <style:text-properties officeooo:paragraph-rsid="000e5194"/>
    </style:style>
    <style:style style:name="P3" style:family="paragraph" style:parent-style-name="Table_20_Contents">
      <style:text-properties officeooo:paragraph-rsid="000e5194"/>
    </style:style>
    <style:style style:name="P4" style:family="paragraph" style:parent-style-name="Definizione_20_Nome">
      <style:text-properties officeooo:rsid="000e5194" officeooo:paragraph-rsid="000e5194"/>
    </style:style>
    <style:style style:name="P5" style:family="paragraph" style:parent-style-name="Standard">
      <style:text-properties fo:font-weight="bold" officeooo:rsid="00113e22" officeooo:paragraph-rsid="00113e22" style:font-weight-asian="bold" style:font-weight-complex="bold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e5194" officeooo:paragraph-rsid="000e5194"/>
    </style:style>
    <style:style style:name="P7" style:family="paragraph" style:parent-style-name="Table_20_Contents">
      <style:text-properties officeooo:rsid="000e5194" officeooo:paragraph-rsid="000e5194"/>
    </style:style>
    <style:style style:name="P8" style:family="paragraph" style:parent-style-name="Table_20_Contents">
      <style:text-properties style:text-underline-style="none" officeooo:rsid="000e5194" officeooo:paragraph-rsid="000e5194"/>
    </style:style>
    <style:style style:name="P9" style:family="paragraph" style:parent-style-name="Table_20_Contents">
      <style:text-properties officeooo:paragraph-rsid="000e9190"/>
    </style:style>
    <style:style style:name="P10" style:family="paragraph" style:parent-style-name="Heading_20_4">
      <style:text-properties officeooo:rsid="000e5194" officeooo:paragraph-rsid="000e5194"/>
    </style:style>
    <style:style style:name="T1" style:family="text">
      <style:text-properties officeooo:rsid="000e5194"/>
    </style:style>
    <style:style style:name="T2" style:family="text">
      <style:text-properties officeooo:rsid="00113e22"/>
    </style:style>
    <style:style style:name="T3" style:family="text">
      <style:text-properties officeooo:rsid="000e9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10" text:outline-level="4">Massimo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7" office:value-type="string">
            <text:p text:style-name="P6">ID</text:p>
          </table:table-cell>
          <table:table-cell table:style-name="Tabella1.D7" office:value-type="string">
            <text:p text:style-name="Table_20_Contents"><text:s/><text:span text:style-name="T1">Integer(5)</text:span></text:p>
          </table:table-cell>
          <table:table-cell table:style-name="Tabella1.D7" office:value-type="string">
            <text:p text:style-name="Table_20_Contents">N<text:span text:style-name="T1">O</text:span></text:p>
          </table:table-cell>
          <table:table-cell table:style-name="Tabella1.D7" office:value-type="string">
            <text:p text:style-name="P7">Primary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8">Valore </text:p>
          </table:table-cell>
          <table:table-cell table:style-name="Tabella1.D7" office:value-type="string">
            <text:p text:style-name="P7">Varchar(10)</text:p>
          </table:table-cell>
          <table:table-cell table:style-name="Tabella1.D7" office:value-type="string">
            <text:p text:style-name="P7">SI</text:p>
          </table:table-cell>
          <table:table-cell table:style-name="Tabella1.D7" office:value-type="string">
            <text:p text:style-name="P3"/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8">Personale Asilo</text:p>
          </table:table-cell>
          <table:table-cell table:style-name="Tabella1.D7" office:value-type="string">
            <text:p text:style-name="P7">Varchar(50)</text:p>
          </table:table-cell>
          <table:table-cell table:style-name="Tabella1.D7" office:value-type="string">
            <text:p text:style-name="P7">SI</text:p>
          </table:table-cell>
          <table:table-cell table:style-name="Tabella1.D7" office:value-type="string">
            <text:p text:style-name="P9"><text:span text:style-name="T3">Foreign</text:span></text:p>
          </table:table-cell>
          <table:table-cell table:style-name="Tabella1.E7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ID</text:p>
            <text:p text:style-name="P1"><text:span text:style-name="T2"><text:s text:c="4"/></text:span><text:span text:style-name="T1">identificativo univoco del massimo</text:span>.</text:p>
            <text:p text:style-name="P1"/>
            <text:p text:style-name="P4">Valore</text:p>
            <text:p text:style-name="P1"><text:span text:style-name="T2"><text:s text:c="6"/></text:span><text:span text:style-name="T1">valore del massimo</text:span>.</text:p>
            <text:p text:style-name="P1"/>
            <text:p text:style-name="P4">Personale asilo</text:p>
            <text:p text:style-name="P2"><text:span text:style-name="T2"><text:s text:c="6"/></text:span><text:span text:style-name="T1">personale asilo massimo</text:span>.</text:p>
            <text:p text:style-name="P2"/>
            <text:p text:style-name="P1"/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17:51.51</meta:creation-date>
    <meta:editing-duration>P0D</meta:editing-duration>
    <meta:editing-cycles>3</meta:editing-cycles>
    <meta:generator>LibreOffice/3.6$Windows_x86 LibreOffice_project/da8c1e6-fd468f4-454e206-f42a4a9-143cfd</meta:generator>
    <dc:date>2012-12-11T12:44:37.76</dc:date>
    <meta:document-statistic meta:table-count="2" meta:image-count="0" meta:object-count="0" meta:page-count="1" meta:paragraph-count="25" meta:word-count="36" meta:character-count="262" meta:non-whitespace-character-count="233"/>
  </office:meta>
</office:document-meta>
</file>